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21pt"/>
    </style:style>
    <style:style style:name="co2" style:family="table-column">
      <style:table-column-properties fo:break-before="auto" style:column-width="163.9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153.04pt"/>
    </style:style>
    <style:style style:name="co5" style:family="table-column">
      <style:table-column-properties fo:break-before="auto" style:column-width="78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/>
      <table:table table:name="arduino_nanoP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1,C2,C4,C7,</text:p>
            <text:p>C8,C9,C10,C11</text:p>
          </table:table-cell>
          <table:table-cell office:value-type="string" calcext:value-type="string">
            <text:p>C_0805_HandSolder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TantalC_SizeA_EIA-3216_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/16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-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 L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-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 LE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3,D4 *</text:p>
          </table:table-cell>
          <table:table-cell table:style-name="ce1" office:value-type="string" calcext:value-type="string">
            <text:p>LED-12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llow L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5,D6</text:p>
          </table:table-cell>
          <table:table-cell office:value-type="string" calcext:value-type="string">
            <text:p>SOD-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BR1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e_SMD1206_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Fuse 0.5A <text:s/>16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USB_Micro-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hoke_SMD_1206_Stand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ite bead 30O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1,2</text:p>
          </table:table-cell>
          <table:table-cell office:value-type="string" calcext:value-type="string">
            <text:p>Pin_Header_Straight_1x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 header 1x16 2.54mm pit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Pin_Header_Straight_2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 header 2x3 2.54mm pit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,R2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,R7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8,R9 *</text:p>
          </table:table-cell>
          <table:table-cell table:style-name="ce1" office:value-type="string" calcext:value-type="string">
            <text:p>R_0805_HandSolderin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k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6,R5</text:p>
          </table:table-cell>
          <table:table-cell office:value-type="string" calcext:value-type="string">
            <text:p>R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3x6x2.5mm_tact_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1,TH2</text:p>
          </table:table-cell>
          <table:table-cell office:value-type="string" calcext:value-type="string">
            <text:p>R_0603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0603MLC-05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QFP-32_7x7mm_Pitch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B-A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QFN-28-1EP_5x5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/CP2102N-A01-GQFN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AB2_SOT223 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1117-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AB2_SOT223 3V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1117-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MURATA_CSTCE_V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0T14:21:30.936011098</dc:date>
    <meta:editing-duration>PT1H2M42S</meta:editing-duration>
    <meta:editing-cycles>2</meta:editing-cycles>
    <meta:generator>LibreOffice/5.1.6.2$Linux_X86_64 LibreOffice_project/10m0$Build-2</meta:generator>
    <meta:document-statistic meta:table-count="1" meta:cell-count="96" meta:object-count="0"/>
  </office:meta>
</office:document-meta>
</file>